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friska</text:p>
          </table:table-cell>
          <table:table-cell office:value-type="string" calcext:value-type="string">
            <text:p>tror covid</text:p>
          </table:table-cell>
          <table:table-cell office:value-type="string" calcext:value-type="string">
            <text:p>tror covid nu</text:p>
          </table:table-cell>
          <table:table-cell office:value-type="string" calcext:value-type="string">
            <text:p>sjuk</text:p>
          </table:table-cell>
          <table:table-cell office:value-type="string" calcext:value-type="string">
            <text:p>lätt sjuk</text:p>
          </table:table-cell>
          <table:table-cell office:value-type="string" calcext:value-type="string">
            <text:p>nyss sjuk</text:p>
          </table:table-cell>
          <table:table-cell office:value-type="string" calcext:value-type="string">
            <text:p>sängliggande</text:p>
          </table:table-cell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office:value-type="date" office:date-value="2020-01-02" calcext:value-type="date">
            <text:p>2020-01-02</text:p>
          </table:table-cell>
          <table:table-cell table:number-columns-repeated="7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number-columns-repeated="7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number-columns-repeated="7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number-columns-repeated="7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number-columns-repeated="7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number-columns-repeated="7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number-columns-repeated="7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number-columns-repeated="7"/>
        </table:table-row>
        <table:table-row table:style-name="ro1">
          <table:table-cell office:value-type="date" office:date-value="2020-01-10" calcext:value-type="date">
            <text:p>2020-01-10</text:p>
          </table:table-cell>
          <table:table-cell table:number-columns-repeated="7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number-columns-repeated="7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number-columns-repeated="7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number-columns-repeated="7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number-columns-repeated="7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number-columns-repeated="7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number-columns-repeated="7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number-columns-repeated="7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number-columns-repeated="7"/>
        </table:table-row>
        <table:table-row table:style-name="ro1">
          <table:table-cell office:value-type="date" office:date-value="2020-01-19" calcext:value-type="date">
            <text:p>2020-01-19</text:p>
          </table:table-cell>
          <table:table-cell table:number-columns-repeated="7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number-columns-repeated="7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number-columns-repeated="7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number-columns-repeated="7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number-columns-repeated="7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number-columns-repeated="7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number-columns-repeated="7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number-columns-repeated="7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number-columns-repeated="7"/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table:number-columns-repeated="7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number-columns-repeated="7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number-columns-repeated="7"/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table:number-columns-repeated="7"/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table:number-columns-repeated="7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number-columns-repeated="7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number-columns-repeated="7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number-columns-repeated="7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number-columns-repeated="7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number-columns-repeated="7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number-columns-repeated="7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number-columns-repeated="7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number-columns-repeated="7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number-columns-repeated="7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number-columns-repeated="7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number-columns-repeated="7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number-columns-repeated="7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number-columns-repeated="7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number-columns-repeated="7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0.72" calcext:value-type="float">
            <text:p>0.72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0.67" calcext:value-type="float">
            <text:p>0.67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/>
          <table:table-cell office:value-type="string" calcext:value-type="string">
            <text:p>0.1 av de sjuka?</text:p>
          </table:table-cell>
          <table:table-cell table:number-columns-repeated="4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string" calcext:value-type="string">
            <text:p>0.15 av sjuka</text:p>
          </table:table-cell>
          <table:table-cell table:number-columns-repeated="4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string" calcext:value-type="string">
            <text:p>0.19 av sjuka haft</text:p>
          </table:table-cell>
          <table:table-cell table:number-columns-repeated="4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0.04?</text:p>
          </table:table-cell>
          <table:table-cell table:number-columns-repeated="2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7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7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7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7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7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7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table:number-columns-repeated="7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table:number-columns-repeated="7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7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table:number-columns-repeated="7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6"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number-columns-repeated="7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7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table:number-columns-repeated="7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7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table:number-columns-repeated="7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7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7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7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7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table:number-columns-repeated="7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7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7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7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table:number-columns-repeated="7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7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table:number-columns-repeated="7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7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7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7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table:number-columns-repeated="7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table:number-columns-repeated="7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7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table:number-columns-repeated="7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7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7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7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table:number-columns-repeated="7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7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7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table:number-columns-repeated="7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table:number-columns-repeated="7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7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7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7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7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7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7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7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table:number-columns-repeated="7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7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7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7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7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table:number-columns-repeated="7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table:number-columns-repeated="7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7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7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7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table:number-columns-repeated="7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table:number-columns-repeated="7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7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table:number-columns-repeated="7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7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7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7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7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7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7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table:number-columns-repeated="7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1% tror de blev smittade i dec/jan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7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7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7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7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7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table:number-columns-repeated="7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7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table:number-columns-repeated="7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7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7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7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table:number-columns-repeated="7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7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table:number-columns-repeated="7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7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table:number-columns-repeated="7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7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7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table:number-columns-repeated="7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7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7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7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7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7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7"/>
        </table:table-row>
        <table:table-row table:style-name="ro1" table:number-rows-repeated="8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21:14:28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19:57:25.087000000</meta:creation-date>
    <dc:date>2020-07-15T11:47:26.247000000</dc:date>
    <meta:editing-duration>P1DT15H34M33S</meta:editing-duration>
    <meta:editing-cycles>2</meta:editing-cycles>
    <meta:generator>LibreOffice/6.4.4.2$Windows_X86_64 LibreOffice_project/3d775be2011f3886db32dfd395a6a6d1ca2630ff</meta:generator>
    <meta:document-statistic meta:table-count="1" meta:cell-count="238" meta:object-count="0"/>
  </office:meta>
</office:document-meta>
</file>